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TimesNewRomanPSMT" fo:font-size="36pt" style:font-name-asian="TimesNewRomanPSMT" style:font-size-asian="36pt" style:font-name-complex="TimesNewRomanPSMT" style:font-size-complex="36pt"/>
    </style:style>
    <style:style style:name="P3" style:family="paragraph" style:parent-style-name="Standard">
      <style:paragraph-properties fo:text-align="center" style:justify-single-word="false" style:text-autospace="none"/>
      <style:text-properties style:font-name="TimesNewRomanPSMT" fo:font-size="36pt" style:font-name-asian="TimesNewRomanPSMT" style:font-size-asian="36pt" style:font-name-complex="TimesNewRomanPSMT" style:font-size-complex="36pt"/>
    </style:style>
    <style:style style:name="P4" style:family="paragraph" style:parent-style-name="Standard">
      <style:paragraph-properties fo:text-align="center" style:justify-single-word="false" style:text-autospace="none"/>
      <style:text-properties style:font-name="TimesNewRomanPSMT" fo:font-size="16pt" style:font-name-asian="TimesNewRomanPSMT" style:font-size-asian="16pt" style:font-name-complex="TimesNewRomanPSMT" style:font-size-complex="16pt"/>
    </style:style>
    <style:style style:name="P5" style:family="paragraph" style:parent-style-name="Standard">
      <style:paragraph-properties fo:text-align="center" style:justify-single-word="false" style:text-autospace="none"/>
      <style:text-properties style:font-name="TimesNewRomanPSMT" fo:font-size="12pt" style:font-name-asian="TimesNewRomanPSMT" style:font-size-asian="12pt" style:font-name-complex="TimesNewRomanPSMT" style:font-size-complex="12pt"/>
    </style:style>
    <style:style style:name="P6" style:family="paragraph" style:parent-style-name="Standard">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align="justify" style:justify-single-word="false" fo:text-indent="0cm" style:auto-text-indent="false" style:text-autospace="none"/>
    </style:style>
    <style:style style:name="P8"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1.275cm" fo:margin-right="0cm" fo:text-align="justify" style:justify-single-word="false" fo:text-indent="0cm" style:auto-text-indent="false" style:text-autospace="none"/>
    </style:style>
    <style:style style:name="P10" style:family="paragraph" style:parent-style-name="Standard">
      <style:paragraph-properties fo:margin-left="1.251cm" fo:margin-right="0cm" fo:text-align="justify" style:justify-single-word="false" fo:text-indent="0cm" style:auto-text-indent="false" style:text-autospace="none">
        <style:tab-stops>
          <style:tab-stop style:position="1.275cm"/>
        </style:tab-stops>
      </style:paragraph-properties>
      <style:text-properties style:font-name="Times New Roman" fo:font-size="14pt" style:font-size-asian="14pt" style:font-size-complex="14pt"/>
    </style:style>
    <style:style style:name="P11" style:family="paragraph" style:parent-style-name="Standard">
      <style:paragraph-properties fo:margin-left="1.298cm" fo:margin-right="0cm" fo:text-align="justify" style:justify-single-word="false" fo:text-indent="0cm" style:auto-text-indent="false" style:text-autospace="non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fo:font-size="14pt" style:font-size-asian="14pt" style:font-size-complex="14pt"/>
    </style:style>
    <style:style style:name="P14" style:family="paragraph" style:parent-style-name="List_20_Paragraph">
      <style:paragraph-properties fo:text-align="justify" style:justify-single-word="false"/>
      <style:text-properties fo:font-size="14pt" style:font-size-asian="14pt" style:font-size-complex="14pt"/>
    </style:style>
    <style:style style:name="P15" style:family="paragraph" style:parent-style-name="List_20_Paragraph">
      <style:paragraph-properties fo:text-align="justify" style:justify-single-word="false"/>
      <style:text-properties fo:font-size="14pt" fo:font-weight="normal" style:font-size-asian="14pt" style:font-weight-asian="normal" style:font-size-complex="14pt" style:font-weight-complex="normal"/>
    </style:style>
    <style:style style:name="P16" style:family="paragraph" style:parent-style-name="List_20_Paragraph">
      <style:paragraph-properties fo:text-align="justify" style:justify-single-word="false"/>
      <style:text-properties style:font-name="Times New Roman" fo:font-size="14pt" style:font-size-asian="14pt" style:font-size-complex="14pt"/>
    </style:style>
    <style:style style:name="P17" style:family="paragraph" style:parent-style-name="List_20_Paragraph" style:list-style-name="WWNum1"/>
    <style:style style:name="P18" style:family="paragraph" style:parent-style-name="List_20_Paragraph" style:list-style-name="WWNum1">
      <style:text-properties fo:font-size="14pt" fo:font-weight="bold" style:font-size-asian="14pt" style:font-weight-asian="bold" style:font-size-complex="14pt" style:font-weight-complex="bold"/>
    </style:style>
    <style:style style:name="P19" style:family="paragraph" style:parent-style-name="List_20_Paragraph">
      <style:text-properties fo:font-size="14pt" style:font-size-asian="14pt" style:font-size-complex="14pt"/>
    </style:style>
    <style:style style:name="P20" style:family="paragraph" style:parent-style-name="List_20_Paragraph">
      <style:paragraph-properties fo:text-align="justify" style:justify-single-word="false"/>
      <style:text-properties fo:font-size="14pt" style:font-size-asian="14pt" style:font-size-complex="14pt"/>
    </style:style>
    <style:style style:name="P21" style:family="paragraph" style:parent-style-name="List_20_Paragraph" style:list-style-name="WWNum3">
      <style:text-properties fo:font-size="14pt" style:font-size-asian="14pt" style:font-size-complex="14pt"/>
    </style:style>
    <style:style style:name="P22" style:family="paragraph" style:parent-style-name="List_20_Paragraph" style:list-style-name="WWNum2">
      <style:text-properties fo:font-size="14pt" style:font-size-asian="14pt" style:font-size-complex="14pt"/>
    </style:style>
    <style:style style:name="P23" style:family="paragraph" style:parent-style-name="List_20_Paragraph" style:list-style-name="WWNum2">
      <style:text-properties fo:font-size="14pt" style:text-underline-style="none" style:font-size-asian="14pt" style:font-size-complex="14pt"/>
    </style:style>
    <style:style style:name="P24" style:family="paragraph" style:parent-style-name="List_20_Paragraph" style:list-style-name="WWNum3"/>
    <style:style style:name="P25" style:family="paragraph" style:parent-style-name="List_20_Paragraph">
      <style:paragraph-properties fo:text-align="justify" style:justify-single-word="false" style:text-autospace="none"/>
      <style:text-properties style:font-name="TimesNewRomanPSMT" fo:font-size="14pt" style:font-name-asian="TimesNewRomanPSMT" style:font-size-asian="14pt" style:font-name-complex="TimesNewRomanPSMT" style:font-size-complex="14pt"/>
    </style:style>
    <style:style style:name="P26" style:family="paragraph" style:parent-style-name="List_20_Paragraph">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27" style:family="paragraph" style:parent-style-name="List_20_Paragraph">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8" style:family="paragraph" style:parent-style-name="List_20_Paragraph" style:list-style-name="WWNum2"/>
    <style:style style:name="P29" style:family="paragraph" style:parent-style-name="List_20_Paragraph" style:list-style-name="WWNum2">
      <style:text-properties style:text-underline-style="none"/>
    </style:style>
    <style:style style:name="P30" style:family="paragraph" style:parent-style-name="List_20_Paragraph" style:list-style-name="WWNum2">
      <style:text-properties style:font-name="Times New Roman" fo:font-size="14pt" style:text-underline-style="none" style:font-size-asian="14pt" style:font-size-complex="14pt"/>
    </style:style>
    <style:style style:name="P31" style:family="paragraph" style:parent-style-name="List_20_Paragraph">
      <style:paragraph-properties fo:text-align="justify"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List_20_Paragraph" style:list-style-name="WWNum2">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List_20_Paragraph" style:list-style-name="WWNum1">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List_20_Paragraph">
      <style:paragraph-properties fo:text-align="center" style:justify-single-word="false" style:text-autospace="none"/>
      <style:text-properties fo:color="#000000"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5" style:family="paragraph" style:parent-style-name="List_20_Paragraph">
      <style:paragraph-properties fo:margin-left="0.635cm" fo:margin-right="0cm" fo:text-align="justify" style:justify-single-word="false" fo:text-indent="0cm" style:auto-text-indent="fals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36" style:family="paragraph" style:parent-style-name="List_20_Paragraph">
      <style:paragraph-properties fo:margin-left="0.635cm" fo:margin-right="0cm" fo:text-align="justify" style:justify-single-word="false" fo:text-indent="0cm" style:auto-text-indent="false"/>
      <style:text-properties style:font-name="TimesNewRomanPSMT" fo:font-size="24pt" fo:font-weight="normal" style:font-name-asian="TimesNewRomanPSMT" style:font-size-asian="24pt" style:font-weight-asian="normal" style:font-name-complex="TimesNewRomanPSMT" style:font-size-complex="24pt" style:font-weight-complex="normal"/>
    </style:style>
    <style:style style:name="P37" style:family="paragraph" style:parent-style-name="List_20_Paragraph">
      <style:paragraph-properties fo:margin-left="1.323cm" fo:margin-right="0cm" fo:margin-top="0cm" fo:margin-bottom="0cm" fo:line-height="100%" fo:text-align="justify" style:justify-single-word="false" fo:text-indent="0cm" style:auto-text-indent="false" style:text-autospace="none"/>
      <style:text-properties fo:color="#000000" style:font-name="Times New Roman" fo:font-size="14pt" fo:font-style="normal" fo:font-weight="normal" style:font-name-asian="Roboto1" style:font-size-asian="14pt" style:font-style-asian="normal" style:font-weight-asian="normal" style:font-name-complex="Roboto1" style:font-size-complex="14pt" style:font-style-complex="normal" style:font-weight-complex="normal"/>
    </style:style>
    <style:style style:name="P38" style:family="paragraph" style:parent-style-name="Heading_20_1">
      <style:paragraph-properties fo:text-align="center" style:justify-single-word="false"/>
    </style:style>
    <style:style style:name="P39" style:family="paragraph" style:parent-style-name="Heading_20_1" style:master-page-name="Standard">
      <style:paragraph-properties fo:text-align="center" style:justify-single-word="false" style:page-number="auto" fo:break-before="page"/>
      <style:text-properties fo:font-size="24pt" fo:font-style="normal" style:font-size-asian="24pt" style:font-style-asian="normal" style:font-size-complex="24pt" style:font-style-complex="normal"/>
    </style:style>
    <style:style style:name="P40" style:family="paragraph" style:parent-style-name="Heading_20_1">
      <style:paragraph-properties fo:text-align="center" style:justify-single-word="false" fo:break-before="page"/>
      <style:text-properties fo:font-size="24pt" fo:font-style="normal" style:font-size-asian="24pt" style:font-style-asian="normal" style:font-size-complex="24pt" style:font-style-complex="normal"/>
    </style:style>
    <style:style style:name="P41" style:family="paragraph" style:parent-style-name="Heading_20_1">
      <style:paragraph-properties fo:text-align="center" style:justify-single-word="false" fo:break-before="page"/>
      <style:text-properties fo:font-size="24pt" style:font-size-asian="24pt" style:font-size-complex="24pt"/>
    </style:style>
    <style:style style:name="P42" style:family="paragraph" style:parent-style-name="Preformatted_20_Text" style:list-style-name="WWNum2">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paragraph-properties fo:text-align="center" style:justify-single-word="false" style:text-autospace="none"/>
      <style:text-properties style:font-name="TimesNewRomanPSMT" fo:font-size="12pt" style:font-name-asian="TimesNewRomanPSMT" style:font-size-asian="12pt" style:font-name-complex="TimesNewRomanPSMT" style:font-size-complex="12pt"/>
    </style:style>
    <style:style style:name="P45" style:family="paragraph" style:parent-style-name="Standard">
      <style:paragraph-properties fo:text-align="center" style:justify-single-word="false"/>
      <style:text-properties fo:font-size="24pt" fo:font-style="italic" style:font-size-asian="24pt" style:font-style-asian="italic" style:font-size-complex="24pt" style:font-style-complex="italic"/>
    </style:style>
    <style:style style:name="P46" style:family="paragraph" style:parent-style-name="Standard" style:list-style-name="WWNum2">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8" style:family="paragraph" style:parent-style-name="Standard">
      <style:paragraph-properties fo:margin-left="1.258cm" fo:margin-right="0cm" fo:text-align="justify" style:justify-single-word="false" fo:text-indent="0cm" style:auto-text-indent="false"/>
      <style:text-properties fo:color="#000000" style:font-name="Times New Roman"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9" style:family="paragraph" style:parent-style-name="Standard">
      <style:paragraph-properties fo:margin-left="1.258cm" fo:margin-right="0cm" fo:text-align="justify" style:justify-single-word="false" fo:text-indent="0cm" style:auto-text-indent="false"/>
      <style:text-properties fo:color="#000000" style:font-name="TimesNewRomanPSMT" fo:font-size="24pt" fo:font-style="normal" fo:font-weight="normal" style:font-name-asian="TimesNewRomanPSMT" style:font-size-asian="24pt" style:font-style-asian="normal" style:font-weight-asian="normal" style:font-name-complex="TimesNewRomanPSMT" style:font-size-complex="24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weight="bold" style:font-name-asian="Roboto1" style:font-size-asian="14pt" style:font-weight-asian="bold" style:font-name-complex="Roboto1" style:font-size-complex="14pt"/>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Times New Roman" fo:font-size="14pt" fo:font-style="normal" fo:font-weight="normal" style:font-name-asian="Roboto1" style:font-size-asian="14pt" style:font-style-asian="normal" style:font-weight-asian="normal" style:font-name-complex="Roboto1" style:font-size-complex="14pt" style:font-style-complex="normal" style:font-weight-complex="normal"/>
    </style:style>
    <style:style style:name="P52" style:family="paragraph" style:parent-style-name="Text_20_body">
      <style:paragraph-properties fo:text-align="center" style:justify-single-word="false"/>
      <style:text-properties fo:font-size="24pt" fo:font-style="normal" style:font-size-asian="24pt" style:font-style-asian="normal" style:font-size-complex="24pt" style:font-style-complex="normal"/>
    </style:style>
    <style:style style:name="P53" style:family="paragraph" style:parent-style-name="Text_20_body">
      <style:paragraph-properties fo:text-align="center" style:justify-single-word="false"/>
      <style:text-properties fo:font-size="24pt" style:font-size-asian="24pt" style:font-size-complex="2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size-complex="14pt" style:font-style-complex="italic"/>
    </style:style>
    <style:style style:name="T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font-size="14pt" style:text-underline-style="none" style:font-size-asian="14pt" style:font-size-complex="14pt"/>
    </style:style>
    <style:style style:name="T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24pt"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T13" style:family="text">
      <style:text-properties fo:font-style="italic" style:font-style-asian="italic" style:font-style-complex="italic"/>
    </style:style>
    <style:style style:name="T14" style:family="text">
      <style:text-properties fo:language="pl" fo:country="PL"/>
    </style:style>
    <style:style style:name="T15" style:family="text">
      <style:text-properties fo:language="pl" fo:country="PL" fo:font-style="italic" style:font-style-asian="italic" style:font-style-complex="italic"/>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style:font-name="Times New Roman" fo:font-style="normal" fo:font-weight="normal" style:font-style-asian="normal" style:font-weight-asian="normal" style:font-style-complex="normal" style:font-weight-complex="normal"/>
    </style:style>
    <style:style style:name="T18" style:family="text">
      <style:text-properties fo:color="#000000" style:font-name="Times New Roman" fo:font-size="14pt" style:font-name-asian="Roboto1" style:font-size-asian="14pt" style:font-name-complex="Roboto1" style:font-size-complex="14pt"/>
    </style:style>
    <style:style style:name="T19" style:family="text">
      <style:text-properties fo:color="#000000" style:font-name="Times New Roman" fo:font-size="14pt" fo:font-weight="bold" style:font-name-asian="Roboto1" style:font-size-asian="14pt" style:font-weight-asian="bold" style:font-name-complex="Roboto1" style:font-size-complex="14pt"/>
    </style:style>
    <style:style style:name="T20" style:family="text">
      <style:text-properties fo:color="#000000" style:font-name="Times New Roman" fo:font-size="14pt" fo:font-weight="bold" style:font-name-asian="Roboto1" style:font-size-asian="14pt" style:font-weight-asian="bold" style:font-name-complex="Roboto1" style:font-size-complex="14pt" style:font-weight-complex="bold"/>
    </style:style>
    <style:style style:name="T21" style:family="text">
      <style:text-properties fo:color="#000000" fo:font-weight="normal" style:font-name-asian="Roboto1" style:font-weight-asian="normal" style:font-name-complex="Roboto1" style:font-weight-complex="normal"/>
    </style:style>
    <style:style style:name="T22" style:family="text">
      <style:text-properties fo:color="#000000" fo:font-weight="bold" style:font-name-asian="Roboto1" style:font-weight-asian="bold" style:font-name-complex="Roboto1" style:font-weight-complex="bold"/>
    </style:style>
    <style:style style:name="T23" style:family="text">
      <style:text-properties style:font-name="Times New Roman" fo:font-size="14pt" style:font-name-asian="Roboto1" style:font-size-asian="14pt" style:font-name-complex="Roboto1" style:font-size-complex="14pt"/>
    </style:style>
    <style:style style:name="T24" style:family="text">
      <style:text-properties style:font-name="Times New Roman" fo:font-size="14pt" fo:font-weight="normal" style:font-name-asian="Roboto1" style:font-size-asian="14pt" style:font-weight-asian="normal" style:font-name-complex="Roboto1" style:font-size-complex="14pt" style:font-weight-complex="normal"/>
    </style:style>
    <style:style style:name="T25" style:family="text">
      <style:text-properties style:font-name="Times New Roman" style:font-name-asian="Roboto1" style:font-name-complex="Roboto1"/>
    </style:style>
    <style:style style:name="T26" style:family="text">
      <style:text-properties style:font-name="Roboto" style:font-name-asian="Roboto1" style:font-name-complex="Roboto1"/>
    </style:style>
    <style:style style:name="T27" style:family="text">
      <style:text-properties style:font-name="Roboto" fo:font-size="14pt" style:font-name-asian="Roboto1" style:font-size-asian="14pt" style:font-name-complex="Roboto1" style:font-size-complex="14pt"/>
    </style:style>
    <style:style style:name="T28"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Testy dokumentacji</text:p>
      <text:p text:style-name="P4">Stan na dzień:12.06.2020r</text:p>
      <text:p text:style-name="P4"/>
      <text:p text:style-name="P4">Kierownik grupy testowej: Mateusz Kacprzyk</text:p>
      <text:p text:style-name="P5">Testerzy: Mateusz Gajewski, Paulina Gnas, Adam Kowalczuk, Dawid Skolimowski,</text:p>
      <text:p text:style-name="P5">Karolina Sobolewska, Zhenya Suharevich, Daniel Szot, Mateusz Żelaszczyk</text:p>
      <text:p text:style-name="P5"/>
      <text:p text:style-name="P5"/>
      <text:p text:style-name="P5"/>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43">Baza_danych<text:tab/>2</text:p>
          <text:p text:style-name="P43">BazaDanychPanel<text:tab/>3</text:p>
          <text:p text:style-name="P43">Complex<text:tab/>4</text:p>
          <text:p text:style-name="P43">DTFT<text:tab/>5</text:p>
          <text:p text:style-name="P43">F0Panel<text:tab/>6</text:p>
          <text:p text:style-name="P43">FFT<text:tab/>7</text:p>
          <text:p text:style-name="P43">funkcje<text:tab/>8</text:p>
          <text:p text:style-name="P43">LittleBigEndian<text:tab/>9</text:p>
          <text:p text:style-name="P43">MainWindow<text:tab/>10</text:p>
          <text:p text:style-name="P43">NagłówekPlikuWave<text:tab/>11</text:p>
          <text:p text:style-name="P43">Nagranie<text:tab/>12</text:p>
          <text:p text:style-name="P43">Nagrywarka<text:tab/>13</text:p>
          <text:p text:style-name="P43">PlikWave<text:tab/>14</text:p>
          <text:p text:style-name="P43">Rysowanie.java – PanelOkna<text:tab/>15</text:p>
          <text:p text:style-name="P43">Rysowanie.java – Ramka<text:tab/>16</text:p>
          <text:p text:style-name="P43">Rysowanie.java – Rysowanie<text:tab/>17</text:p>
          <text:p text:style-name="P43">widmo<text:tab/>18</text:p>
          <text:p text:style-name="P43">WidmoPanel<text:tab/>19</text:p>
          <text:p text:style-name="P43">Wykres<text:tab/>20</text:p>
          <text:p text:style-name="P43">WykresWidma<text:tab/>21</text:p>
        </text:index-body>
      </text:table-of-content>
      <text:p text:style-name="P5"/>
      <text:h text:style-name="P39" text:outline-level="1">Baza_danych</text:h>
      <text:p text:style-name="P45"/>
      <text:list xml:id="list264923104840924372" text:style-name="WWNum1">
        <text:list-item>
          <text:p text:style-name="P18">Czy klasa jest opisana w kodzie?</text:p>
        </text:list-item>
      </text:list>
      <text:p text:style-name="P13">Klasa jest opisana w kodzie.<text:line-break/></text:p>
      <text:list xml:id="list42675537" text:continue-numbering="true" text:style-name="WWNum1">
        <text:list-item>
          <text:p text:style-name="P18">Zasada działania</text:p>
        </text:list-item>
      </text:list>
      <text:p text:style-name="P13">Klasa zapisuje listę nagrań do pliku nagraniaData.dat<text:line-break/></text:p>
      <text:list xml:id="list42647879" text:continue-numbering="true" text:style-name="WWNum1">
        <text:list-item>
          <text:p text:style-name="P18">Opis metod</text:p>
        </text:list-item>
      </text:list>
      <text:list xml:id="list771431992181505354" text:style-name="WWNum3">
        <text:list-item>
          <text:p text:style-name="P24"><text:span text:style-name="T5">Baza_danych() - </text:span><text:span text:style-name="T1">Konstruktor bazy danych jest poprawnie opisany.</text:span></text:p>
        </text:list-item>
        <text:list-item>
          <text:p text:style-name="P24"><text:span text:style-name="T5">PobierzListe() - </text:span><text:span text:style-name="T1">Metoda jest poprawnie opisana.</text:span></text:p>
        </text:list-item>
        <text:list-item>
          <text:p text:style-name="P24"><text:span text:style-name="T5">SetNagrania() - </text:span><text:span text:style-name="T1">Metoda jest poprawnie opisana. Dzięki komentarzom wiemy co metoda pobiera oraz co zwraca.</text:span></text:p>
        </text:list-item>
        <text:list-item>
          <text:p text:style-name="P24"><text:span text:style-name="T5">DodajNagranie() - </text:span><text:span text:style-name="T1">Metoda jest poprawnie opisana.</text:span></text:p>
        </text:list-item>
        <text:list-item>
          <text:p text:style-name="P24"><text:span text:style-name="T3">Nagrania() - </text:span><text:span text:style-name="T1">Metoda jest poprawnie opisana.<text:line-break/></text:span></text:p>
        </text:list-item>
      </text:list>
      <text:list xml:id="list42671123" text:continue-list="list42647879" text:style-name="WWNum1">
        <text:list-item>
          <text:p text:style-name="P18">Uwagi</text:p>
        </text:list-item>
      </text:list>
      <text:p text:style-name="P25">Część komentarzy jest w języku polskim, a część w języku angielskim, co nie wygląda estetycznie. Przed klasą powinien być także krótki opis do czego ona służy.</text:p>
      <text:p text:style-name="P26"/>
      <text:h text:style-name="P40" text:outline-level="1">BazaDanychPanel</text:h>
      <text:p text:style-name="P52"/>
      <text:list xml:id="list42655132" text:continue-numbering="true" text:style-name="WWNum1">
        <text:list-item>
          <text:p text:style-name="P18">Czy klasa jest opisana w kodzie?</text:p>
        </text:list-item>
      </text:list>
      <text:p text:style-name="P13">Klasa nie jest opisana w kodzie.<text:line-break/></text:p>
      <text:list xml:id="list42672500" text:continue-numbering="true" text:style-name="WWNum1">
        <text:list-item>
          <text:p text:style-name="P18">Zasada działania</text:p>
        </text:list-item>
      </text:list>
      <text:p text:style-name="P13">Klasa tworzy tabelę z historią wszystkich nagrań. <text:s/>Tabela zawiera takie informacjami jak: nazwa, imię, nazwisko, wiek, płeć osoby poddanej analizie.<text:line-break/></text:p>
      <text:list xml:id="list42664452" text:continue-numbering="true" text:style-name="WWNum1">
        <text:list-item>
          <text:p text:style-name="P18">Opis metod</text:p>
        </text:list-item>
      </text:list>
      <text:list xml:id="list6653484683705100858" text:style-name="WWNum2">
        <text:list-item>
          <text:p text:style-name="P28"><text:span text:style-name="T3">BazaDanychPanel()- </text:span><text:span text:style-name="T1">Metoda nie posiada żadnego opisu. Nie wiemy do czego służą kolejne podawane argumenty oraz co ma zwracać metoda.<text:line-break/></text:span></text:p>
        </text:list-item>
      </text:list>
      <text:list xml:id="list42650555" text:continue-list="list42664452" text:style-name="WWNum1">
        <text:list-item>
          <text:p text:style-name="P17"><text:span text:style-name="T2">Uwagi<text:line-break/></text:span><text:span text:style-name="T12">Brak komentarzy.</text:span></text:p>
        </text:list-item>
      </text:list>
      <text:p text:style-name="P27"/>
      <text:p text:style-name="P27"/>
      <text:h text:style-name="P40" text:outline-level="1">Complex</text:h>
      <text:p text:style-name="P52"/>
      <text:list xml:id="list42671441" text:continue-numbering="true" text:style-name="WWNum1">
        <text:list-item>
          <text:p text:style-name="P18">Czy klasa jest opisana w kodzie?</text:p>
        </text:list-item>
      </text:list>
      <text:p text:style-name="P13">Klasa jest opisana w kodzie.<text:line-break/></text:p>
      <text:list xml:id="list42666385" text:continue-numbering="true" text:style-name="WWNum1">
        <text:list-item>
          <text:p text:style-name="P18">Zasada działania</text:p>
        </text:list-item>
      </text:list>
      <text:p text:style-name="P13">Po analizie wszystkich metod można wnioskować, że klasa służy do obliczania fazy. Jednak przez brak komentarzy nie znamy szczegółów.<text:line-break/></text:p>
      <text:list xml:id="list42670646" text:continue-numbering="true" text:style-name="WWNum1">
        <text:list-item>
          <text:p text:style-name="P18">Opis metod</text:p>
        </text:list-item>
      </text:list>
      <text:list xml:id="list42647238" text:continue-list="list6653484683705100858" text:style-name="WWNum2">
        <text:list-item>
          <text:p text:style-name="P29"><text:span text:style-name="T3">Complex()</text:span><text:span text:style-name="T1"> - Brak komentarza do konstruktora klasy.</text:span></text:p>
        </text:list-item>
        <text:list-item>
          <text:p text:style-name="P29"><text:span text:style-name="T3">setReal()</text:span><text:span text:style-name="T1"> - Metoda jest poprawnie opisana.</text:span></text:p>
        </text:list-item>
        <text:list-item>
          <text:p text:style-name="P29"><text:span text:style-name="T3">getReal()</text:span><text:span text:style-name="T1"> - Metoda jest poprawnie opisana.</text:span></text:p>
        </text:list-item>
        <text:list-item>
          <text:p text:style-name="P29"><text:span text:style-name="T3">setImaginary()</text:span><text:span text:style-name="T1"> - Metoda jest poprawnie opisana.</text:span></text:p>
        </text:list-item>
        <text:list-item>
          <text:p text:style-name="P29"><text:span text:style-name="T3">getImaginary()</text:span><text:span text:style-name="T1"> - Metoda jest poprawnie opisana.</text:span></text:p>
        </text:list-item>
        <text:list-item>
          <text:p text:style-name="P29"><text:span text:style-name="T3">Complex plus()</text:span><text:span text:style-name="T1"> - Metoda jest poprawnie opisana.</text:span></text:p>
        </text:list-item>
        <text:list-item>
          <text:p text:style-name="P29"><text:span text:style-name="T3">Complex minus()</text:span><text:span text:style-name="T1"> - Metoda jest poprawnie opisana.</text:span></text:p>
        </text:list-item>
        <text:list-item>
          <text:p text:style-name="P29"><text:span text:style-name="T3">Complex times()</text:span><text:span text:style-name="T1"> - Metoda jest poprawnie opisana.</text:span></text:p>
        </text:list-item>
        <text:list-item>
          <text:p text:style-name="P29"><text:span text:style-name="T3">Complex scale()</text:span><text:span text:style-name="T1"> - Metoda jest poprawnie opisana.</text:span></text:p>
        </text:list-item>
        <text:list-item>
          <text:p text:style-name="P29"><text:span text:style-name="T3">Complex conjugate() </text:span><text:span text:style-name="T1">- Metoda jest poprawnie opisana.</text:span></text:p>
        </text:list-item>
        <text:list-item>
          <text:p text:style-name="P29"><text:span text:style-name="T3">absolute() </text:span><text:span text:style-name="T1">- Z komentarzy wiemy co zwraca metoda, ale nie znamy jej celu.</text:span></text:p>
        </text:list-item>
        <text:list-item>
          <text:p text:style-name="P29"><text:span text:style-name="T3">ObliczFazę() </text:span><text:span text:style-name="T1">- Nie ma komentarzy do metody. Na samym końcu dowiadujemy się tylko o zakończeniu warunku if, co jest zbędne.</text:span></text:p>
        </text:list-item>
        <text:list-item>
          <text:p text:style-name="P29"><text:span text:style-name="T3">getModuł()</text:span><text:span text:style-name="T1"> - Brak opisu działania metody.</text:span></text:p>
        </text:list-item>
        <text:list-item>
          <text:p text:style-name="P29"><text:span text:style-name="T3">getFazę()</text:span><text:span text:style-name="T1"> - Brak opisu działania metody.</text:span></text:p>
        </text:list-item>
        <text:list-item>
          <text:p text:style-name="P28"><text:span text:style-name="T4">toString()</text:span><text:span text:style-name="T6"> - Brak opisu działania metody.</text:span><text:span text:style-name="T1"><text:line-break/></text:span></text:p>
        </text:list-item>
      </text:list>
      <text:list xml:id="list42666380" text:continue-list="list42670646" text:style-name="WWNum1">
        <text:list-item>
          <text:p text:style-name="P18">Uwagi:</text:p>
        </text:list-item>
      </text:list>
      <text:p text:style-name="P14">Bez analizy poszczególnych metod nie wiemy do czego służy klasa. Przed klasą powinien być krótki opis wyjaśniający do czego została stworzona.</text:p>
      <text:p text:style-name="P14"><text:span text:style-name="T10"/></text:p>
      <text:p text:style-name="P14"><text:span text:style-name="T10"/></text:p>
      <text:p text:style-name="P14"><text:span text:style-name="T10"/></text:p>
      <text:p text:style-name="P14"><text:span text:style-name="T10"/></text:p>
      <text:p text:style-name="P14"><text:span text:style-name="T10"/></text:p>
      <text:h text:style-name="P38" text:outline-level="1"><text:soft-page-break/><text:span text:style-name="T11">DTFT</text:span></text:h>
      <text:p text:style-name="P1"/>
      <text:list xml:id="list42667022" text:continue-numbering="true" text:style-name="WWNum1">
        <text:list-item>
          <text:p text:style-name="P18">Czy klasa jest opisana w kodzie?</text:p>
        </text:list-item>
      </text:list>
      <text:p text:style-name="P13">Klasa jest opisana w kodzie.<text:line-break/></text:p>
      <text:list xml:id="list42661769" text:continue-numbering="true" text:style-name="WWNum1">
        <text:list-item>
          <text:p text:style-name="P18">Zasada działania</text:p>
        </text:list-item>
      </text:list>
      <text:p text:style-name="P13">Klasa oblicza pulsację, próbke widma oraz widmo.<text:line-break/></text:p>
      <text:list xml:id="list42650056" text:continue-numbering="true" text:style-name="WWNum1">
        <text:list-item>
          <text:p text:style-name="P18">Opis metod</text:p>
        </text:list-item>
      </text:list>
      <text:list xml:id="list42666983" text:continue-list="list771431992181505354" text:style-name="WWNum3">
        <text:list-item>
          <text:p text:style-name="P21"><text:span text:style-name="T13">DTFT()</text:span> - Konstruktor bazy danych jest poprawnie opisany.</text:p>
        </text:list-item>
        <text:list-item>
          <text:p text:style-name="P21"><text:span text:style-name="T13">Pulsacja()</text:span> - Metoda jest poprawnie opisana.</text:p>
        </text:list-item>
        <text:list-item>
          <text:p text:style-name="P21"><text:span text:style-name="T13">ObliczPróbkeWidma()</text:span> - Metoda jest poprawnie opisana.</text:p>
        </text:list-item>
        <text:list-item>
          <text:p text:style-name="P21"><text:span text:style-name="T13">Oblicz DTFT()</text:span> - Metoda jest poprawnie opisana.</text:p>
          <text:p text:style-name="P21"/>
        </text:list-item>
      </text:list>
      <text:list xml:id="list42661413" text:continue-list="list42650056" text:style-name="WWNum1">
        <text:list-item>
          <text:p text:style-name="P18">Uwagi:</text:p>
        </text:list-item>
      </text:list>
      <text:p text:style-name="P35">Część komentarzy jest w języku polskim, a część w języku angielskim. Nazwy zmiennych zawierają polskie znaki co nie jest dobrą praktyką.</text:p>
      <text:p text:style-name="P35"><text:line-break/><text:line-break/></text:p>
      <text:h text:style-name="P41" text:outline-level="1">F0Panel</text:h>
      <text:p text:style-name="P53"/>
      <text:list xml:id="list42652688" text:continue-numbering="true" text:style-name="WWNum1">
        <text:list-item>
          <text:p text:style-name="P18">Czy klasa jest opisana w kodzie?</text:p>
        </text:list-item>
      </text:list>
      <text:p text:style-name="P13">Klasa jest opisana w kodzie.<text:line-break/></text:p>
      <text:list xml:id="list42670351" text:continue-numbering="true" text:style-name="WWNum1">
        <text:list-item>
          <text:p text:style-name="P18">Zasada działania</text:p>
        </text:list-item>
      </text:list>
      <text:p text:style-name="P13">Po analizie wszystkich metod można wnioskować, że klasa służy do zaprogramowania panelu/okna w którym uruchamiane są funkcje obliczjące F0. Jednak przez brak komentarzy nie znamy szczegółów.<text:line-break/></text:p>
      <text:list xml:id="list42651586" text:continue-numbering="true" text:style-name="WWNum1">
        <text:list-item>
          <text:p text:style-name="P18">Opis metod</text:p>
        </text:list-item>
      </text:list>
      <text:list xml:id="list42661062" text:continue-list="list42647238" text:style-name="WWNum2">
        <text:list-item>
          <text:p text:style-name="P23"><text:span text:style-name="T13">F0Panel()</text:span> - Brak komentarzy do konstruktora klasy.</text:p>
          <text:p text:style-name="P22"/>
        </text:list-item>
      </text:list>
      <text:list xml:id="list42654672" text:continue-list="list42651586" text:style-name="WWNum1">
        <text:list-item>
          <text:p text:style-name="P18">Uwagi:</text:p>
        </text:list-item>
      </text:list>
      <text:p text:style-name="P35">Do czego służy klasa można domyśleć się tylko po nazwach zmiennych. Przed klasą powinien być krótki opis wyjaśniający do czego została stworzona. Nazwy zmiennych są w języku polskim i angielskim jednocześnie.</text:p>
      <text:p text:style-name="P35"/>
      <text:h text:style-name="P41" text:outline-level="1">FFT</text:h>
      <text:p text:style-name="P53"/>
      <text:list xml:id="list42651677" text:continue-numbering="true" text:style-name="WWNum1">
        <text:list-item>
          <text:p text:style-name="P18">Czy klasa jest opisana w kodzie?</text:p>
        </text:list-item>
      </text:list>
      <text:p text:style-name="P13">Klasa jest opisana w kodzie.<text:line-break/></text:p>
      <text:list xml:id="list42677224" text:continue-numbering="true" text:style-name="WWNum1">
        <text:list-item>
          <text:p text:style-name="P18">Zasada działania</text:p>
        </text:list-item>
      </text:list>
      <text:p text:style-name="P13">Brak opisu klasy.<text:line-break/></text:p>
      <text:list xml:id="list42651557" text:continue-numbering="true" text:style-name="WWNum1">
        <text:list-item>
          <text:p text:style-name="P18">Opis metod</text:p>
        </text:list-item>
      </text:list>
      <text:list xml:id="list42650499" text:continue-list="list42661062" text:style-name="WWNum2">
        <text:list-item>
          <text:p text:style-name="P30"><text:span text:style-name="T16">fft(Complex[] x)</text:span> - </text:p>
        </text:list-item>
        <text:list-item>
          <text:p text:style-name="P42"><text:span text:style-name="T13">ifft(Complex[] x)</text:span> - </text:p>
        </text:list-item>
        <text:list-item>
          <text:p text:style-name="P42"><text:span text:style-name="T15">cconvolve(Complex[] x, Complex[] y)</text:span><text:span text:style-name="T14"> - </text:span></text:p>
        </text:list-item>
        <text:list-item>
          <text:p text:style-name="P42"><text:span text:style-name="T15">convolve(Complex[] x, Complex[] y)</text:span><text:span text:style-name="T14"> - </text:span></text:p>
        </text:list-item>
        <text:list-item>
          <text:p text:style-name="P42"><text:span text:style-name="T15">dft(Complex[] x) </text:span><text:span text:style-name="T14">- </text:span></text:p>
          <text:p text:style-name="P22"/>
        </text:list-item>
      </text:list>
      <text:list xml:id="list42646876" text:continue-list="list42651557" text:style-name="WWNum1">
        <text:list-item>
          <text:p text:style-name="P18">Uwagi:</text:p>
        </text:list-item>
      </text:list>
      <text:p text:style-name="P48">Brak konsekwencji biorąc pod uwagę cały projekt, część komentarzy po ang część po polsku. Szczątkowe opisy, brak opisów co jest zwracane, czym są przesyłane argumenty itp.</text:p>
      <text:p text:style-name="P48"/>
      <text:p text:style-name="P48"/>
      <text:h text:style-name="P41" text:outline-level="1">funkcje</text:h>
      <text:p text:style-name="P53"/>
      <text:list xml:id="list42663793" text:continue-numbering="true" text:style-name="WWNum1">
        <text:list-item>
          <text:p text:style-name="P18">Czy klasa jest opisana w kodzie?</text:p>
        </text:list-item>
      </text:list>
      <text:p text:style-name="P13">Klasa jest opisana w kodzie.<text:line-break/></text:p>
      <text:list xml:id="list42654349" text:continue-numbering="true" text:style-name="WWNum1">
        <text:list-item>
          <text:p text:style-name="P18">Zasada działania</text:p>
        </text:list-item>
      </text:list>
      <text:p text:style-name="P31">Klasa służąca do generowania spróbkowanych typowych funkcji. Dzięki klasie mamy możliwość zwrócenia spróbkowanych typowych funkcji takich jak: sinus, prostokąt, spadek wykładniczy, okres prostokąt. Każda z funkcji zwraca tablice typu double z danymi wyjściowymi funkcji.</text:p>
      <text:p text:style-name="P14"/>
      <text:list xml:id="list42658967" text:continue-numbering="true" text:style-name="WWNum1">
        <text:list-item>
          <text:p text:style-name="P18">Opis metod</text:p>
        </text:list-item>
      </text:list>
      <text:list xml:id="list42661388" text:continue-list="list42650499" text:style-name="WWNum2">
        <text:list-header>
          <text:p text:style-name="P32">-</text:p>
          <text:p text:style-name="P22"/>
        </text:list-header>
      </text:list>
      <text:list xml:id="list42655202" text:continue-list="list42658967" text:style-name="WWNum1">
        <text:list-item>
          <text:p text:style-name="P18">Uwagi:</text:p>
        </text:list-item>
      </text:list>
      <text:p text:style-name="P48">Brak komentarza do funkcji wewnętrznych klasy funkcje: public double[] sinus, public double[] prostokat, public double[] SpadekWykladniczy, public double[] OkresowyProstokąt.</text:p>
      <text:p text:style-name="P48"/>
      <text:p text:style-name="P36"/>
      <text:h text:style-name="P41" text:outline-level="1">LittleBigEndian</text:h>
      <text:p text:style-name="P53"/>
      <text:list xml:id="list42668274" text:continue-numbering="true" text:style-name="WWNum1">
        <text:list-item>
          <text:p text:style-name="P18">Czy klasa jest opisana w kodzie?</text:p>
        </text:list-item>
      </text:list>
      <text:p text:style-name="P13">Klasa jest opisana w kodzie.<text:line-break/></text:p>
      <text:list xml:id="list42668662" text:continue-numbering="true" text:style-name="WWNum1">
        <text:list-item>
          <text:p text:style-name="P18">Zasada działania</text:p>
        </text:list-item>
      </text:list>
      <text:p text:style-name="P13"><text:span text:style-name="T17">Klasa służąca do zamiany Small Endian na BigEndian i odwrotnie.</text:span><text:line-break/></text:p>
      <text:list xml:id="list42659455" text:continue-numbering="true" text:style-name="WWNum1">
        <text:list-item>
          <text:p text:style-name="P18">Opis metod</text:p>
        </text:list-item>
      </text:list>
      <text:list xml:id="list42657435" text:continue-list="list42661388" text:style-name="WWNum2">
        <text:list-item>
          <text:p text:style-name="P30"><text:span text:style-name="T16">ZamieńSignedIntNaTablicęLittleEndian(int x)</text:span> - </text:p>
        </text:list-item>
        <text:list-item>
          <text:p text:style-name="P42"><text:span text:style-name="T13">ZamieńUnsignedIntNaTablicęLittleEndian(long x)</text:span> - </text:p>
        </text:list-item>
        <text:list-item>
          <text:p text:style-name="P42"><text:span text:style-name="T15">ZamieńShortNaTablicęLittleEndian(short x)</text:span><text:span text:style-name="T14"> - </text:span></text:p>
        </text:list-item>
        <text:list-item>
          <text:p text:style-name="P42"><text:span text:style-name="T15">ZamieńUnsignedShortNaTablicęLittleEndian(int x)</text:span><text:span text:style-name="T14"> - </text:span></text:p>
        </text:list-item>
        <text:list-item>
          <text:p text:style-name="P42"><text:span text:style-name="T15">UtwórzUnsignedShortZLittleEndian(byte[] UnsignedShort) </text:span><text:span text:style-name="T14">- </text:span></text:p>
        </text:list-item>
        <text:list-item>
          <text:p text:style-name="P46"><text:span text:style-name="T15">UtwórzUnsignedIntZLittleEndian(byte[] UnsignedInt)</text:span><text:span text:style-name="T14"> - </text:span></text:p>
        </text:list-item>
        <text:list-item>
          <text:p text:style-name="P46"><text:span text:style-name="T15">UtwórzSignedShortZLittleEndian(byte[] SignedShort)</text:span><text:span text:style-name="T14"> - </text:span></text:p>
        </text:list-item>
        <text:list-item>
          <text:p text:style-name="P46"><text:span text:style-name="T15">UtwórzSignedIntZLittleEndian(byte[] SignedInt)</text:span><text:span text:style-name="T14"> - </text:span></text:p>
        </text:list-item>
        <text:list-item>
          <text:p text:style-name="P46"><text:span text:style-name="T15">UtwórzSignedInt24bitZLittleEndian(byte[] bit24)</text:span><text:span text:style-name="T14"> - </text:span></text:p>
          <text:p text:style-name="P22"/>
        </text:list-item>
      </text:list>
      <text:list xml:id="list42667983" text:continue-list="list42659455" text:style-name="WWNum1">
        <text:list-item>
          <text:p text:style-name="P18">Uwagi:</text:p>
        </text:list-item>
      </text:list>
      <text:p text:style-name="P48">Brak komentarzy dla metody wewnętrznej: </text:p>
      <text:p text:style-name="P48">public static int UtwórzSignedInt24bitZLittleEndian.</text:p>
      <text:p text:style-name="P49"/>
      <text:p text:style-name="P6"/>
      <text:p text:style-name="P6"/>
      <text:h text:style-name="P41" text:outline-level="1">MainWindow</text:h>
      <text:p text:style-name="P53"/>
      <text:list xml:id="list42663178" text:continue-numbering="true" text:style-name="WWNum1">
        <text:list-item>
          <text:p text:style-name="P18">Czy klasa jest opisana w kodzie?</text:p>
        </text:list-item>
      </text:list>
      <text:p text:style-name="P13">-<text:line-break/></text:p>
      <text:list xml:id="list42656393" text:continue-numbering="true" text:style-name="WWNum1">
        <text:list-item>
          <text:p text:style-name="P18">Zasada działania</text:p>
        </text:list-item>
      </text:list>
      <text:p text:style-name="P13"><text:span text:style-name="T17">-</text:span><text:line-break/></text:p>
      <text:list xml:id="list42677107" text:continue-numbering="true" text:style-name="WWNum1">
        <text:list-item>
          <text:p text:style-name="P18">Opis metod</text:p>
          <text:p text:style-name="P33">-</text:p>
        </text:list-item>
      </text:list>
      <text:list xml:id="list42656175" text:continue-list="list42657435" text:style-name="WWNum2">
        <text:list-header>
          <text:p text:style-name="P22"/>
        </text:list-header>
      </text:list>
      <text:list xml:id="list42648703" text:continue-list="list42677107" text:style-name="WWNum1">
        <text:list-item>
          <text:p text:style-name="P18">Uwagi:</text:p>
        </text:list-item>
      </text:list>
      <text:p text:style-name="P48">-</text:p>
      <text:p text:style-name="P48"/>
      <text:p text:style-name="P48"/>
      <text:h text:style-name="P41" text:outline-level="1">NagłówekPlikuWave</text:h>
      <text:p text:style-name="P53"/>
      <text:list xml:id="list42672691" text:continue-numbering="true" text:style-name="WWNum1">
        <text:list-item>
          <text:p text:style-name="P18">Czy klasa jest opisana w kodzie?</text:p>
        </text:list-item>
      </text:list>
      <text:p text:style-name="P13">-<text:line-break/></text:p>
      <text:list xml:id="list42650269" text:continue-numbering="true" text:style-name="WWNum1">
        <text:list-item>
          <text:p text:style-name="P18">Zasada działania</text:p>
        </text:list-item>
      </text:list>
      <text:p text:style-name="P13"><text:span text:style-name="T17">-</text:span><text:line-break/></text:p>
      <text:list xml:id="list42651908" text:continue-numbering="true" text:style-name="WWNum1">
        <text:list-item>
          <text:p text:style-name="P18">Opis metod</text:p>
          <text:p text:style-name="P33">-</text:p>
        </text:list-item>
      </text:list>
      <text:list xml:id="list42676811" text:continue-list="list42656175" text:style-name="WWNum2">
        <text:list-header>
          <text:p text:style-name="P22"/>
        </text:list-header>
      </text:list>
      <text:list xml:id="list42669743" text:continue-list="list42651908" text:style-name="WWNum1">
        <text:list-item>
          <text:p text:style-name="P18">Uwagi:</text:p>
        </text:list-item>
      </text:list>
      <text:p text:style-name="P48">-</text:p>
      <text:p text:style-name="P48"/>
      <text:p text:style-name="P48"/>
      <text:h text:style-name="P41" text:outline-level="1">Nagranie</text:h>
      <text:p text:style-name="P53"/>
      <text:list xml:id="list42655694" text:continue-numbering="true" text:style-name="WWNum1">
        <text:list-item>
          <text:p text:style-name="P18">Czy klasa jest opisana w kodzie?</text:p>
        </text:list-item>
      </text:list>
      <text:p text:style-name="P13">-<text:line-break/></text:p>
      <text:list xml:id="list42677440" text:continue-numbering="true" text:style-name="WWNum1">
        <text:list-item>
          <text:p text:style-name="P18">Zasada działania</text:p>
        </text:list-item>
      </text:list>
      <text:p text:style-name="P13"><text:span text:style-name="T17">-</text:span><text:line-break/></text:p>
      <text:list xml:id="list42675051" text:continue-numbering="true" text:style-name="WWNum1">
        <text:list-item>
          <text:p text:style-name="P18">Opis metod</text:p>
          <text:p text:style-name="P33">-</text:p>
        </text:list-item>
      </text:list>
      <text:list xml:id="list42668944" text:continue-list="list42676811" text:style-name="WWNum2">
        <text:list-header>
          <text:p text:style-name="P22"/>
        </text:list-header>
      </text:list>
      <text:list xml:id="list42676384" text:continue-list="list42675051" text:style-name="WWNum1">
        <text:list-item>
          <text:p text:style-name="P18">Uwagi:</text:p>
        </text:list-item>
      </text:list>
      <text:p text:style-name="P48">-</text:p>
      <text:h text:style-name="P39" text:outline-level="1">Nagrywarka</text:h>
      <text:p text:style-name="P45"/>
      <text:list xml:id="list42658595" text:continue-numbering="true" text:style-name="WWNum1">
        <text:list-item>
          <text:p text:style-name="P18">Czy klasa jest opisana w kodzie?</text:p>
        </text:list-item>
      </text:list>
      <text:p text:style-name="P13">Klasa jest opisana w kodzie.<text:line-break/></text:p>
      <text:list xml:id="list42668016" text:continue-numbering="true" text:style-name="WWNum1">
        <text:list-item>
          <text:p text:style-name="P18">Zasada działania</text:p>
        </text:list-item>
      </text:list>
      <text:p text:style-name="P13">-<text:line-break/></text:p>
      <text:list xml:id="list42649659" text:continue-numbering="true" text:style-name="WWNum1">
        <text:list-item>
          <text:p text:style-name="P18">Opis metod</text:p>
        </text:list-item>
      </text:list>
      <text:list xml:id="list42663993" text:continue-list="list42666983" text:style-name="WWNum3">
        <text:list-item>
          <text:p text:style-name="P24"><text:span text:style-name="T5">Nagraj() - </text:span><text:span text:style-name="T7">Metoda jest poprawnie opisana</text:span><text:span text:style-name="T5">.</text:span></text:p>
        </text:list-item>
        <text:list-item>
          <text:p text:style-name="P24"><text:span text:style-name="T5">Start() - </text:span><text:span text:style-name="T1">Metoda jest poprawnie opisana.</text:span></text:p>
        </text:list-item>
        <text:list-item>
          <text:p text:style-name="P24"><text:span text:style-name="T5">Stop() - </text:span><text:span text:style-name="T1">Metoda jest poprawnie opisana. </text:span></text:p>
        </text:list-item>
        <text:list-item>
          <text:p text:style-name="P24"><text:span text:style-name="T5">setPath() - </text:span><text:span text:style-name="T1">Metoda jest poprawnie opisana.</text:span></text:p>
        </text:list-item>
        <text:list-item>
          <text:p text:style-name="P24"><text:span text:style-name="T3">getPath() - </text:span><text:span text:style-name="T1">Metoda jest poprawnie opisana.<text:line-break/></text:span></text:p>
        </text:list-item>
      </text:list>
      <text:list xml:id="list42661587" text:continue-list="list42649659" text:style-name="WWNum1">
        <text:list-item>
          <text:p text:style-name="P18">Uwagi</text:p>
        </text:list-item>
      </text:list>
      <text:p text:style-name="P7"><text:span text:style-name="T27"><text:tab/></text:span><text:span text:style-name="T23">Klasa zawiera wymagane informacje z wyjątkiem opisu klasy.</text:span></text:p>
      <text:p text:style-name="P34"/>
      <text:p text:style-name="P47"/>
      <text:h text:style-name="P39" text:outline-level="1">PlikWave</text:h>
      <text:p text:style-name="P45"/>
      <text:list xml:id="list42677179" text:continue-numbering="true" text:style-name="WWNum1">
        <text:list-item>
          <text:p text:style-name="P18">Czy klasa jest opisana w kodzie?</text:p>
        </text:list-item>
      </text:list>
      <text:p text:style-name="P13">Klasa jest opisana w kodzie.<text:line-break/></text:p>
      <text:list xml:id="list42657177" text:continue-numbering="true" text:style-name="WWNum1">
        <text:list-item>
          <text:p text:style-name="P18">Zasada działania</text:p>
        </text:list-item>
      </text:list>
      <text:p text:style-name="P13">-<text:line-break/></text:p>
      <text:list xml:id="list42661417" text:continue-numbering="true" text:style-name="WWNum1">
        <text:list-item>
          <text:p text:style-name="P18">Opis metod</text:p>
        </text:list-item>
      </text:list>
      <text:list xml:id="list42660394" text:continue-list="list42663993" text:style-name="WWNum3">
        <text:list-item>
          <text:p text:style-name="P24"><text:span text:style-name="T5">OpisStatusu() - </text:span><text:span text:style-name="T7">Metoda jest poprawnie opisana</text:span><text:span text:style-name="T5">.</text:span></text:p>
        </text:list-item>
        <text:list-item>
          <text:p text:style-name="P24"><text:span text:style-name="T5">getStatusPlikuWave() - </text:span><text:span text:style-name="T1">Metoda jest poprawnie opisana.</text:span></text:p>
        </text:list-item>
        <text:list-item>
          <text:p text:style-name="P24"><text:span text:style-name="T5">getStatusNagłówkaPlikuWave() - </text:span><text:span text:style-name="T1">Metoda jest poprawnie opisana. </text:span></text:p>
        </text:list-item>
        <text:list-item>
          <text:p text:style-name="P24"><text:span text:style-name="T5">OtwórzIstniejącyPlik() - </text:span><text:span text:style-name="T1">Metoda jest poprawnie opisana.</text:span></text:p>
        </text:list-item>
        <text:list-item>
          <text:p text:style-name="P24"><text:span text:style-name="T3">ZamknijPlik() - </text:span><text:span text:style-name="T1">Metoda jest poprawnie opisana.</text:span></text:p>
        </text:list-item>
        <text:list-item>
          <text:p text:style-name="P24"><text:span text:style-name="T3">PodajPozycjęData() - </text:span><text:span text:style-name="T1">Metoda jest poprawnie opisana.</text:span></text:p>
        </text:list-item>
        <text:list-item>
          <text:p text:style-name="P24"><text:span text:style-name="T3">getWielkośćPliku() - </text:span><text:span text:style-name="T1">Metoda jest poprawnie opisana.</text:span></text:p>
        </text:list-item>
        <text:list-item>
          <text:p text:style-name="P24"><text:span text:style-name="T3">getLiczbaKanałów() - </text:span><text:span text:style-name="T1">Metoda jest poprawnie opisana.</text:span></text:p>
        </text:list-item>
        <text:list-item>
          <text:p text:style-name="P24"><text:span text:style-name="T3">getLiczbaBitów() - </text:span><text:span text:style-name="T1">Metoda jest poprawnie opisana.</text:span></text:p>
        </text:list-item>
        <text:list-item>
          <text:p text:style-name="P24"><text:span text:style-name="T3">getLiczbęBajtówNaCałąPróbkę() - </text:span><text:span text:style-name="T1">Metoda jest poprawnie opisana.</text:span></text:p>
        </text:list-item>
        <text:list-item>
          <text:p text:style-name="P24"><text:span text:style-name="T3">getCzęstotliwośćBajtowa() - </text:span><text:span text:style-name="T1">Metoda jest poprawnie opisana.</text:span></text:p>
        </text:list-item>
        <text:list-item>
          <text:p text:style-name="P24"><text:span text:style-name="T3">getWielkośćNagłówka() - </text:span><text:span text:style-name="T1">Metoda jest poprawnie opisana.</text:span></text:p>
        </text:list-item>
        <text:list-item>
          <text:p text:style-name="P24"><text:span text:style-name="T3">getWielkośćBlokuDanych() - </text:span><text:span text:style-name="T1">Metoda jest poprawnie opisana.</text:span></text:p>
        </text:list-item>
        <text:list-item>
          <text:p text:style-name="P24"><text:span text:style-name="T3">getDodatkoweParametry() - </text:span><text:span text:style-name="T1">Metoda jest poprawnie opisana.</text:span></text:p>
        </text:list-item>
        <text:list-item>
          <text:p text:style-name="P24"><text:span text:style-name="T3">getCzęstotliwośćPróbkowania() - </text:span><text:span text:style-name="T1">Metoda jest poprawnie opisana.</text:span></text:p>
        </text:list-item>
        <text:list-item>
          <text:p text:style-name="P24"><text:span text:style-name="T3">getKodowanieAudio() - </text:span><text:span text:style-name="T1">Metoda jest poprawnie opisana.</text:span></text:p>
        </text:list-item>
        <text:list-item>
          <text:p text:style-name="P24"><text:span text:style-name="T3">getCałąPróbkę() - </text:span><text:span text:style-name="T1">Metoda jest poprawnie opisana.</text:span></text:p>
        </text:list-item>
        <text:list-item>
          <text:p text:style-name="P24"><text:span text:style-name="T3">getLiczbęPróbek() - </text:span><text:span text:style-name="T1">Metoda jest poprawnie opisana.</text:span></text:p>
        </text:list-item>
        <text:list-item>
          <text:p text:style-name="P24"><text:span text:style-name="T3">getOdczytajWszystkiePróbki() - </text:span><text:span text:style-name="T1">Metoda jest poprawnie opisana.</text:span></text:p>
        </text:list-item>
        <text:list-item>
          <text:p text:style-name="P24"><text:span text:style-name="T3">getPobierzKilkaPróbek() - Brak opisu zwracanych wartości</text:span><text:span text:style-name="T1">.</text:span></text:p>
        </text:list-item>
        <text:list-item>
          <text:p text:style-name="P24"><text:span text:style-name="T3">UtwórzNowyPlik() - </text:span><text:span text:style-name="T1">Metoda jest poprawnie opisana.</text:span></text:p>
        </text:list-item>
        <text:list-item>
          <text:p text:style-name="P24"><text:span text:style-name="T3">DopiszDaneDoPliku() - </text:span><text:span text:style-name="T1">Metoda jest poprawnie opisana.</text:span></text:p>
        </text:list-item>
        <text:list-item>
          <text:p text:style-name="P24"><text:span text:style-name="T3">OdczytajDanePozaDźwiekiem() - </text:span><text:span text:style-name="T1">Metoda jest poprawnie opisana.<text:line-break/></text:span></text:p>
        </text:list-item>
      </text:list>
      <text:list xml:id="list42652805" text:continue-list="list42661417" text:style-name="WWNum1">
        <text:list-item>
          <text:p text:style-name="P18">Uwagi</text:p>
        </text:list-item>
      </text:list>
      <text:p text:style-name="P7"><text:span text:style-name="T27"><text:tab/></text:span><text:span text:style-name="T18">Klasa nie zawiera jedynie opisu zwracanych wartości dla metody<text:tab/></text:span><text:span text:style-name="T19">PobierzKilkaPróbek</text:span></text:p>
      <text:p text:style-name="P50"/>
      <text:p text:style-name="P50"/>
      <text:h text:style-name="P39" text:outline-level="1">Rysowanie.java – PanelOkna</text:h>
      <text:p text:style-name="P45"/>
      <text:list xml:id="list42650640" text:continue-numbering="true" text:style-name="WWNum1">
        <text:list-item>
          <text:p text:style-name="P18">Czy klasa jest opisana w kodzie?</text:p>
        </text:list-item>
      </text:list>
      <text:p text:style-name="P13">Klasa jest opisana w kodzie.<text:line-break/></text:p>
      <text:list xml:id="list42656915" text:continue-numbering="true" text:style-name="WWNum1">
        <text:list-item>
          <text:p text:style-name="P18">Zasada działania</text:p>
        </text:list-item>
      </text:list>
      <text:p text:style-name="P14">Klasa na podstawie podanych wartości takich jak: liczba podziałek X oraz Y, największa oraz najmniejsza wartość widma i najmniejsza oraz największa częstotliwość tworzy skalę skale do wykresu, a następnie sam wykres widma.</text:p>
      <text:p text:style-name="P14">Podczas tworzenia wykresu widma program przelicza podane parametry, na kolejne współrzędne na wykresie, między którymi tworzy linie. Wykres jest tworzony do połowy obszaru ze skalą. Dalsza część wykresu jest odbiciem lustrzanym pierwszej połowy wykresu. Kolejne metody tej klasy odpowiadają za znalezienie największej i najmniejszej wartości amplitudy.</text:p>
      <text:p text:style-name="P14"/>
      <text:list xml:id="list42650836" text:continue-numbering="true" text:style-name="WWNum1">
        <text:list-item>
          <text:p text:style-name="P18">Opis metod</text:p>
        </text:list-item>
      </text:list>
      <text:list xml:id="list42676515" text:continue-list="list42660394" text:style-name="WWNum3">
        <text:list-item>
          <text:p text:style-name="P24"><text:span text:style-name="T5">PanelOkna() - </text:span><text:span text:style-name="T7">Metoda jest poprawnie opisana</text:span><text:span text:style-name="T5">.</text:span></text:p>
        </text:list-item>
        <text:list-item>
          <text:p text:style-name="P24"><text:span text:style-name="T5">paintComponent() - </text:span><text:span text:style-name="T1">Metoda jest poprawnie opisana.</text:span></text:p>
        </text:list-item>
        <text:list-item>
          <text:p text:style-name="P24"><text:span text:style-name="T5">RysujSkalę() - </text:span><text:span text:style-name="T7">Brak objaśnień, za co odpowiadają poszczególne składowe.</text:span></text:p>
        </text:list-item>
        <text:list-item>
          <text:p text:style-name="P24"><text:span text:style-name="T5">RysujWidmo() - </text:span><text:span text:style-name="T7">Brak objaśnień, za co odpowiadają poszczególne składowe.</text:span></text:p>
        </text:list-item>
        <text:list-item>
          <text:p text:style-name="P24"><text:span text:style-name="T3">PrzeliczWspółrzedne() - </text:span><text:span text:style-name="T1">Metoda jest poprawnie opisana.</text:span></text:p>
        </text:list-item>
        <text:list-item>
          <text:p text:style-name="P24"><text:span text:style-name="T3">Lustro() - </text:span><text:span text:style-name="T8">Nie wiadomo za co tak naprawdę odpowiada metoda.</text:span></text:p>
        </text:list-item>
        <text:list-item>
          <text:p text:style-name="P24"><text:span text:style-name="T3">ZnajdźMaksAmplitudę() - </text:span><text:span text:style-name="T7">Brak objaśnień, za co odpowiadają poszczególne składowe.</text:span></text:p>
        </text:list-item>
        <text:list-item>
          <text:p text:style-name="P24"><text:span text:style-name="T3">ZnajdźMinAmplitudę() - </text:span><text:span text:style-name="T7">Brak objaśnień, za co odpowiadają poszczególne składowe.</text:span><text:span text:style-name="T1"><text:line-break/></text:span></text:p>
        </text:list-item>
      </text:list>
      <text:list xml:id="list42653105" text:continue-list="list42650836" text:style-name="WWNum1">
        <text:list-item>
          <text:p text:style-name="P18">Uwagi</text:p>
        </text:list-item>
      </text:list>
      <text:p text:style-name="P9"><text:span text:style-name="T19">W metodzie </text:span><text:span text:style-name="T20">RysujSkalę</text:span><text:span text:style-name="T19"> brakuje opisów w komentarzach, za co odpowiadają kolejne argumenty, właściwości, czy też odwołania do innych metod. </text:span></text:p>
      <text:p text:style-name="P16">W metodzie <text:span text:style-name="T28">RysujWidmo </text:span>podobnie jak wyżej <text:s/>brakuje opisów w komentarzach. Głównie chodzi o komentarze, które objaśniałyby czym są kolejne argumenty używane w metodzie.</text:p>
      <text:p text:style-name="P16">Jeśli chodzi o metodę <text:span text:style-name="T28">Lustro</text:span> to w zasadzie brak jakiegokolwiek wyjaśnienia jej działania. Jedynie po nazwie możemy się domyślać, że prawdopodobnie chodzi o jakieś odbicie lustrzane.</text:p>
      <text:p text:style-name="P10"><text:span text:style-name="T21">W metodach </text:span><text:span text:style-name="T22">ZnajdźMaksAmplitudę </text:span><text:span text:style-name="T21">i </text:span><text:span text:style-name="T22">ZnajdźMinAmplitudę </text:span><text:span text:style-name="T21">brakuje opisu w komentarzach dla czynności wykonywanych warunkowo… w klamrach „if”.</text:span></text:p>
      <text:p text:style-name="P34"/>
      <text:h text:style-name="P39" text:outline-level="1">Rysowanie.java – Ramka</text:h>
      <text:p text:style-name="P45"/>
      <text:list xml:id="list42678668" text:continue-numbering="true" text:style-name="WWNum1">
        <text:list-item>
          <text:p text:style-name="P18">Czy klasa jest opisana w kodzie?</text:p>
        </text:list-item>
      </text:list>
      <text:p text:style-name="P13">Klasa jest opisana w kodzie.<text:line-break/></text:p>
      <text:list xml:id="list42665881" text:continue-numbering="true" text:style-name="WWNum1">
        <text:list-item>
          <text:p text:style-name="P18">Zasada działania</text:p>
        </text:list-item>
      </text:list>
      <text:p text:style-name="P12"><text:span text:style-name="T1">Klasa </text:span><text:span text:style-name="T9">Ramka</text:span><text:span text:style-name="T1"> odpowiada za utworzenie ramki o odpowiednim rozmiarze oraz ustawienie tytułu dla tworzonego wykresu. <text:s/>Dzięki zastosowaniu odpowiednich narzędzi, klasa ta powoduje umieszczenie okna z rysunkiem w centralnym miejscu ekranu naszego komputera.</text:span></text:p>
      <text:p text:style-name="P14"/>
      <text:list xml:id="list42673670" text:continue-numbering="true" text:style-name="WWNum1">
        <text:list-item>
          <text:p text:style-name="P18">Opis metod</text:p>
        </text:list-item>
      </text:list>
      <text:list xml:id="list42668209" text:continue-list="list42676515" text:style-name="WWNum3">
        <text:list-item>
          <text:p text:style-name="P24"><text:span text:style-name="T5">Ramka() - </text:span><text:span text:style-name="T7">Niedokładnie opisana</text:span><text:span text:style-name="T5">. </text:span><text:span text:style-name="T7">Wewnątrz konstruktora praktycznie nie ma komentarzy objaśniających.</text:span></text:p>
        </text:list-item>
        <text:list-item>
          <text:p text:style-name="P24"><text:span text:style-name="T5">UstawMnieNaŚrodku() - </text:span><text:span text:style-name="T1">Metoda jest poprawnie opisana.<text:line-break/></text:span></text:p>
        </text:list-item>
      </text:list>
      <text:list xml:id="list42672070" text:continue-list="list42673670" text:style-name="WWNum1">
        <text:list-item>
          <text:p text:style-name="P18">Uwagi</text:p>
        </text:list-item>
      </text:list>
      <text:p text:style-name="P11"><text:span text:style-name="T23">W </text:span><text:span text:style-name="T24">konstruktorze</text:span><text:span text:style-name="T23"> tej klasy brakuje komentarzy, które pomogłyby w zrozumieniu działania kodu na poszczególnych etapach. </text:span></text:p>
      <text:p text:style-name="P34"/>
      <text:p text:style-name="P34"/>
      <text:h text:style-name="P39" text:outline-level="1">Rysowanie.java – Rysowanie</text:h>
      <text:p text:style-name="P45"/>
      <text:list xml:id="list42656375" text:continue-numbering="true" text:style-name="WWNum1">
        <text:list-item>
          <text:p text:style-name="P18">Czy klasa jest opisana w kodzie?</text:p>
        </text:list-item>
      </text:list>
      <text:p text:style-name="P13">Klasa jest opisana w kodzie.<text:line-break/></text:p>
      <text:list xml:id="list42660617" text:continue-numbering="true" text:style-name="WWNum1">
        <text:list-item>
          <text:p text:style-name="P18">Zasada działania</text:p>
        </text:list-item>
      </text:list>
      <text:p text:style-name="P15">Klasa ta jest odpowiedzialna za wykonanie się, skompilowanie całego rysunku, czyli panelu pod wykres widma jak i samego widma. W klasie tej są przekazywane parametry, które później wykorzystują klasy Ramka oraz PanelOkna. Znajduje się tutaj również metoda main, dzięki której program uruchamia się i możemy zobaczyć wygenerowany obraz wraz z wykresem widma.</text:p>
      <text:p text:style-name="P14"/>
      <text:list xml:id="list42663454" text:continue-numbering="true" text:style-name="WWNum1">
        <text:list-item>
          <text:p text:style-name="P18">Opis metod</text:p>
        </text:list-item>
      </text:list>
      <text:list xml:id="list42668657" text:continue-list="list42668209" text:style-name="WWNum3">
        <text:list-item>
          <text:p text:style-name="P24"><text:span text:style-name="T5">main() - </text:span><text:span text:style-name="T7">Metoda jest poprawnie opisana.</text:span></text:p>
        </text:list-item>
        <text:list-item>
          <text:p text:style-name="P24"><text:span text:style-name="T5">WprowadźWidmo() - </text:span><text:span text:style-name="T7">Brak opisu działania metody, nie ma dostatecznej informacji co się dzieje wewnątrz metody.</text:span><text:span text:style-name="T1"><text:line-break/></text:span></text:p>
        </text:list-item>
      </text:list>
      <text:list xml:id="list42676468" text:continue-list="list42663454" text:style-name="WWNum1">
        <text:list-item>
          <text:p text:style-name="P18">Uwagi</text:p>
        </text:list-item>
      </text:list>
      <text:p text:style-name="P37">Metoda main() niedokładnie opisana.</text:p>
      <text:p text:style-name="P37"/>
      <text:p text:style-name="P37"/>
      <text:h text:style-name="P39" text:outline-level="1">widmo</text:h>
      <text:p text:style-name="P45"/>
      <text:list xml:id="list42667623" text:continue-numbering="true" text:style-name="WWNum1">
        <text:list-item>
          <text:p text:style-name="P18">Czy klasa jest opisana w kodzie?</text:p>
        </text:list-item>
      </text:list>
      <text:p text:style-name="P13">Klasa nie jest opisana w kodzie.<text:line-break/></text:p>
      <text:list xml:id="list42674378" text:continue-numbering="true" text:style-name="WWNum1">
        <text:list-item>
          <text:p text:style-name="P18">Zasada działania</text:p>
        </text:list-item>
      </text:list>
      <text:p text:style-name="P13">-<text:line-break/></text:p>
      <text:list xml:id="list42657881" text:continue-numbering="true" text:style-name="WWNum1">
        <text:list-item>
          <text:p text:style-name="P18">Opis metod</text:p>
        </text:list-item>
      </text:list>
      <text:list xml:id="list42649778" text:continue-list="list42668657" text:style-name="WWNum3">
        <text:list-item>
          <text:p text:style-name="P21">getCzęstotliwość() - Brak opisu metodu oraz zwracanych wartości.</text:p>
        </text:list-item>
        <text:list-item>
          <text:p text:style-name="P21">getWidmoAmplitudowe() - Brak opisu metodu oraz zwracanych wartości.</text:p>
        </text:list-item>
        <text:list-item>
          <text:p text:style-name="P21">getWidmoFazowe() - Brak opisu metodu oraz zwracanych wartości.</text:p>
        </text:list-item>
        <text:list-item>
          <text:p text:style-name="P21">get_dB() - Brak opisu metodu oraz zwracanych wartości.</text:p>
        </text:list-item>
        <text:list-item>
          <text:p text:style-name="P21">toString() - Brak opisu metodu oraz zwracanych wartości.<text:line-break/></text:p>
        </text:list-item>
      </text:list>
      <text:list xml:id="list42674442" text:continue-list="list42657881" text:style-name="WWNum1">
        <text:list-item>
          <text:p text:style-name="P18">Uwagi</text:p>
        </text:list-item>
      </text:list>
      <text:p text:style-name="P8"><text:span text:style-name="T26"><text:tab/></text:span><text:span text:style-name="T25">Klasa nie zawiera żadnego z wymaganych opisów.</text:span></text:p>
      <text:p text:style-name="P51"/>
      <text:p text:style-name="P51"/>
      <text:h text:style-name="P39" text:outline-level="1">WidmoPanel</text:h>
      <text:p text:style-name="P45"/>
      <text:list xml:id="list42674316" text:continue-numbering="true" text:style-name="WWNum1">
        <text:list-item>
          <text:p text:style-name="P18">Czy klasa jest opisana w kodzie?</text:p>
        </text:list-item>
      </text:list>
      <text:p text:style-name="P13">Klasa nie jest opisana w kodzie.<text:line-break/></text:p>
      <text:list xml:id="list42670677" text:continue-numbering="true" text:style-name="WWNum1">
        <text:list-item>
          <text:p text:style-name="P18">Zasada działania</text:p>
        </text:list-item>
      </text:list>
      <text:p text:style-name="P13">-<text:line-break/></text:p>
      <text:list xml:id="list42647107" text:continue-numbering="true" text:style-name="WWNum1">
        <text:list-item>
          <text:p text:style-name="P18">Opis metod</text:p>
        </text:list-item>
      </text:list>
      <text:list xml:id="list42649612" text:continue-list="list42649778" text:style-name="WWNum3">
        <text:list-item>
          <text:p text:style-name="P21">WidmoPanel() - Brak opisu metodu oraz zwracanych wartości.</text:p>
        </text:list-item>
        <text:list-item>
          <text:p text:style-name="P21">wyświetlWidmo() - Brak opisu metodu oraz zwracanych wartości.<text:line-break/></text:p>
        </text:list-item>
      </text:list>
      <text:list xml:id="list42657191" text:continue-list="list42647107" text:style-name="WWNum1">
        <text:list-item>
          <text:p text:style-name="P18">Uwagi</text:p>
        </text:list-item>
      </text:list>
      <text:p text:style-name="P8"><text:span text:style-name="T26"><text:tab/></text:span><text:span text:style-name="T25">Klasa nie zawiera żadnego z wymaganych opisów.</text:span></text:p>
      <text:p text:style-name="P51"/>
      <text:p text:style-name="P51"/>
      <text:h text:style-name="P39" text:outline-level="1">Wykres</text:h>
      <text:p text:style-name="P45"/>
      <text:list xml:id="list42649826" text:continue-numbering="true" text:style-name="WWNum1">
        <text:list-item>
          <text:p text:style-name="P18">Czy klasa jest opisana w kodzie?</text:p>
        </text:list-item>
      </text:list>
      <text:p text:style-name="P13">Klasa nie jest opisana w kodzie.<text:line-break/></text:p>
      <text:list xml:id="list42656831" text:continue-numbering="true" text:style-name="WWNum1">
        <text:list-item>
          <text:p text:style-name="P18">Zasada działania</text:p>
        </text:list-item>
      </text:list>
      <text:p text:style-name="P13">-<text:line-break/></text:p>
      <text:list xml:id="list42669944" text:continue-numbering="true" text:style-name="WWNum1">
        <text:list-item>
          <text:p text:style-name="P18">Opis metod</text:p>
        </text:list-item>
      </text:list>
      <text:list xml:id="list42676363" text:continue-list="list42649612" text:style-name="WWNum3">
        <text:list-item>
          <text:p text:style-name="P21">initUI() - Brak opisu metodu oraz zwracanych wartości.</text:p>
        </text:list-item>
        <text:list-item>
          <text:p text:style-name="P21">createDataset() - Brak opisu metodu oraz zwracanych wartości.</text:p>
        </text:list-item>
        <text:list-item>
          <text:p text:style-name="P21">createChart() - Brak opisu metodu oraz zwracanych wartości.<text:line-break/></text:p>
        </text:list-item>
      </text:list>
      <text:list xml:id="list42648842" text:continue-list="list42669944" text:style-name="WWNum1">
        <text:list-item>
          <text:p text:style-name="P18">Uwagi</text:p>
        </text:list-item>
      </text:list>
      <text:p text:style-name="P8"><text:span text:style-name="T26"><text:tab/></text:span><text:span text:style-name="T25">Klasa nie zawiera żadnego z wymaganych opisów.</text:span></text:p>
      <text:p text:style-name="P51"/>
      <text:p text:style-name="P51"/>
      <text:h text:style-name="P39" text:outline-level="1">WykresWidma</text:h>
      <text:p text:style-name="P45"/>
      <text:list xml:id="list42647700" text:continue-numbering="true" text:style-name="WWNum1">
        <text:list-item>
          <text:p text:style-name="P18">Czy klasa jest opisana w kodzie?</text:p>
        </text:list-item>
      </text:list>
      <text:p text:style-name="P13">Klasa nie jest opisana w kodzie.<text:line-break/></text:p>
      <text:list xml:id="list42654289" text:continue-numbering="true" text:style-name="WWNum1">
        <text:list-item>
          <text:p text:style-name="P18">Zasada działania</text:p>
        </text:list-item>
      </text:list>
      <text:p text:style-name="P13">-<text:line-break/></text:p>
      <text:list xml:id="list42664380" text:continue-numbering="true" text:style-name="WWNum1">
        <text:list-item>
          <text:p text:style-name="P18">Opis metod</text:p>
        </text:list-item>
      </text:list>
      <text:list xml:id="list42672267" text:continue-list="list42676363" text:style-name="WWNum3">
        <text:list-item>
          <text:p text:style-name="P21">initUI() - Brak opisu metodu oraz zwracanych wartości.</text:p>
        </text:list-item>
        <text:list-item>
          <text:p text:style-name="P21">createDataset() - Brak opisu metodu oraz zwracanych wartości.</text:p>
        </text:list-item>
        <text:list-item>
          <text:p text:style-name="P21">createChart() - Brak opisu metodu oraz zwracanych wartości.<text:line-break/></text:p>
        </text:list-item>
      </text:list>
      <text:list xml:id="list42658846" text:continue-list="list42664380" text:style-name="WWNum1">
        <text:list-item>
          <text:p text:style-name="P18">Uwagi</text:p>
        </text:list-item>
      </text:list>
      <text:p text:style-name="P8"><text:span text:style-name="T26"><text:tab/></text:span><text:span text:style-name="T25">Klasa nie zawiera żadnego z wymaganych opis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20:45:58.43</meta:creation-date>
    <dc:date>2020-06-12T22:44:57.77</dc:date>
    <meta:editing-duration>PT10M8S</meta:editing-duration>
    <meta:editing-cycles>3</meta:editing-cycles>
    <meta:generator>OpenOffice.org/3.4.1$Win32 OpenOffice.org_project/341m1$Build-9593</meta:generator>
    <meta:document-statistic meta:table-count="0" meta:image-count="0" meta:object-count="0" meta:page-count="21" meta:paragraph-count="288" meta:word-count="1830" meta:character-count="12144"/>
  </office:meta>
</office:document-meta>
</file>